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220000031A5DED771709CCA992.png" manifest:media-type="image/png"/>
  <manifest:file-entry manifest:full-path="Pictures/100000000000033C0000026DB2BEE5C7C4455B87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580000001F2A50DFB7BE4AB14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gradient" draw:fill-gradient-name="Gradient_20_2" draw:opacity="43%" draw:textarea-horizontal-align="justify" draw:textarea-vertical-align="middle" draw:auto-grow-height="false" fo:min-height="1.75cm" fo:min-width="4.23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Standard-title">
      <style:graphic-properties fo:min-height="4.498cm"/>
    </style:style>
    <style:style style:name="pr9" style:family="presentation" style:parent-style-name="Blueprint_20_Plans-title">
      <style:graphic-properties fo:min-height="3.50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/>
    </style:style>
    <style:style style:name="P7" style:family="paragraph">
      <style:text-properties fo:font-size="80pt" style:font-size-asian="80pt" style:font-size-complex="80pt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gradient" draw:fill-gradient-name="Gradient_20_2" draw:opacity="43%"/>
      <style:paragraph-properties fo:text-align="center"/>
    </style:style>
    <style:style style:name="P11" style:family="paragraph">
      <style:text-properties fo:font-size="38pt" style:font-size-asian="38pt" style:font-size-complex="3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18pt"/>
    </style:style>
    <style:style style:name="T10" style:family="text">
      <style:text-properties fo:font-size="80pt" style:font-size-asian="80pt" style:font-size-complex="80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38pt" style:font-size-asian="38pt" style:font-size-complex="3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4pt" fo:font-style="normal" style:font-size-asian="14pt" style:font-style-asian="normal" style:font-size-complex="14pt" style:font-style-complex="normal"/>
    </style:style>
    <style:style style:name="T16" style:family="text">
      <style:text-properties fo:font-size="32pt" fo:font-style="normal" style:font-size-asian="32pt" style:font-style-asian="normal" style:font-size-complex="32pt" style:font-style-complex="normal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style:letter-kerning="true" fo:background-color="transparen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style:letter-kerning="true" fo:background-color="transparent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fo:background-color="transparent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7cm" presentation:class="title" presentation:user-transformed="true">
          <draw:text-box>
            <text:p>O problema da alocação de tarefas</text:p>
          </draw:text-box>
        </draw:frame>
        <draw:frame presentation:style-name="pr2" draw:text-style-name="P1" draw:layer="layout" svg:width="25.199cm" svg:height="10.2cm" svg:x="-4.799cm" svg:y="11.6cm" presentation:class="subtitle" presentation:user-transformed="true">
          <draw:text-box>
            <text:p><text:span text:style-name="T1">Grupo: Matheus Belfort</text:span></text:p>
            <text:p><text:span text:style-name="T1"><text:s text:c="6"/></text:span><text:span text:style-name="T1">Gabriel Lyra</text:span></text:p>
            <text:p><text:span text:style-name="T1"><text:s text:c="9"/></text:span><text:span text:style-name="T1">Tiago Moraes 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0.801cm" svg:y="1.094cm" presentation:class="title" presentation:user-transformed="true">
          <draw:text-box>
            <text:p>Explicação do problema</text:p>
          </draw:text-box>
        </draw:frame>
        <draw:frame presentation:style-name="pr5" draw:layer="layout" svg:width="25.199cm" svg:height="12.179cm" svg:x="1.401cm" svg:y="5.6cm" presentation:class="outline" presentation:user-transformed="true">
          <draw:text-box>
            <text:list text:style-name="L2">
              <text:list-item>
                <text:p>O problema da alocação de tarefas possui como objetivo alocar tarefas de forma ótima.</text:p>
              </text:list-item>
              <text:list-item>
                <text:p>O problema deve ser resolvido a partir de uma entrada na forma de uma matriz quadrada* (<text:span text:style-name="T2">nxn</text:span>), portanto o mesmo possuirá <text:span text:style-name="T2">n!</text:span><text:span text:style-name="T3"> formas para alocação de tarefas.</text:span></text:p>
              </text:list-item>
              <text:list-item>
                <text:p>A solução deverá conter as posições em que possuem o menor somatório de recursos.</text:p>
                <text:p><text:span text:style-name="T3"><text:s/></text:span></text:p>
                <text:p/>
                <text:p/>
              </text:list-item>
            </text:list>
          </draw:text-box>
        </draw:frame>
        <draw:frame draw:style-name="gr2" draw:text-style-name="P3" draw:layer="layout" svg:width="19cm" svg:height="2.6cm" svg:x="1.8cm" svg:y="18.4cm">
          <draw:text-box>
            <text:p>*: Caso a matriz não seja quadrada, existem meios de transformar a matriz em quadrada, sem alterar a solução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amos ao Códig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“</text:span><text:span text:style-name="T2">node main.js”</text:span></text:p>
              </text:list-item>
              <text:list-item>
                <text:p>Escolher o arquivo .txt com a matriz a ser lida.</text:p>
              </text:list-item>
              <text:list-item>
                <text:p>Resolve alocações de até 10x10 em tempo relativamente rápido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001cm" svg:y="1cm" presentation:class="title" presentation:user-transformed="true">
          <draw:text-box>
            <text:p>Explicação do códig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Dada uma matriz tamanho </text:span><text:span text:style-name="T2">nxn</text:span><text:span text:style-name="T3">, o programa procura a n-upla de pares ordenados que possui menor somatório, através de um algoritmo de força bruta, esgotando todas as possibilidades de solução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2"/></text:p>
              </text:list-item>
            </text:list>
          </draw:text-box>
        </draw:frame>
        <draw:frame draw:style-name="gr3" draw:text-style-name="P3" draw:layer="layout" svg:width="26cm" svg:height="1.673cm" svg:x="1.4cm" svg:y="18.6cm">
          <draw:text-box>
            <text:p><text:span text:style-name="T3">Problema do código: por se tratar de um algoritmo de força bruta, as possibilidades testadas são </text:span><text:span text:style-name="T2">n!</text:span></text:p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 método Húngar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5"><text:span text:style-name="T4">l.</text:span><text:span text:style-name="T5"> <text:s text:c="2"/>Dada uma matriz tamanho </text:span><text:span text:style-name="T6">nxn</text:span><text:span text:style-name="T5">, deve-se procurar a posição de menor valor de cada linha. </text:span><text:span text:style-name="T3">Em seguida, devemos subtrair este valor de todas as posições (na mesma linha), objetivando formar posições nas linhas com valor igual a zero.</text:span></text:p>
                <text:p text:style-name="P5"><text:span text:style-name="T7">ll.</text:span><text:span text:style-name="T3"> <text:s text:c="2"/>Em seguida, fazemos o mesmo processo com as colunas.</text:span></text:p>
                <text:p text:style-name="P5"><text:span text:style-name="T7">lll. </text:span><text:span text:style-name="T3"><text:s text:c="2"/>Então, riscamos as entradas zero da matriz com um numero mínimo de retas horizontais e verticais.</text:span></text:p>
                <text:p text:style-name="P5"><text:span text:style-name="T7">lV. <text:s/>1) </text:span><text:span text:style-name="T3">Caso a matriz resultante não tenha todas as linhas/colunas riscadas, encontramos a menor entrada não riscada e a subtraímos de todas as posições não riscadas da matriz e somamos em todas as posições riscadas, então retomamos a partir do passo </text:span><text:span text:style-name="T7">lIl</text:span><text:span text:style-name="T8">. <text:s/></text:span></text:p>
                <text:p text:style-name="P5"><text:span text:style-name="T7">lV. <text:s/>2)</text:span><text:span text:style-name="T3"> <text:s/>Caso tenha sido totalmente riscada, teremos solução em 0, que é portanto a soluçã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standard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9"/></text:p>
                <text:p text:style-name="P6"><text:span text:style-name="T9">70</text:span></text:p>
              </table:table-cell>
              <table:table-cell>
                <text:p text:style-name="P6"><text:span text:style-name="T9"/></text:p>
                <text:p text:style-name="P6"><text:span text:style-name="T9">90</text:span></text:p>
              </table:table-cell>
              <table:table-cell>
                <text:p text:style-name="P6"><text:span text:style-name="T9"/></text:p>
                <text:p text:style-name="P6"><text:span text:style-name="T9">25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9"/></text:p>
                <text:p text:style-name="P6"><text:span text:style-name="T9">50</text:span></text:p>
              </table:table-cell>
              <table:table-cell>
                <text:p text:style-name="P6"><text:span text:style-name="T9"/></text:p>
                <text:p text:style-name="P6"><text:span text:style-name="T9">80</text:span></text:p>
              </table:table-cell>
              <table:table-cell>
                <text:p text:style-name="P6"><text:span text:style-name="T9"/></text:p>
                <text:p text:style-name="P6"><text:span text:style-name="T9">60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9"/></text:p>
                <text:p text:style-name="P6"><text:span text:style-name="T9">100</text:span></text:p>
              </table:table-cell>
              <table:table-cell>
                <text:p text:style-name="P6"><text:span text:style-name="T9"/></text:p>
                <text:p text:style-name="P6"><text:span text:style-name="T9">75</text:span></text:p>
              </table:table-cell>
              <table:table-cell>
                <text:p text:style-name="P6"><text:span text:style-name="T9"/></text:p>
                <text:p text:style-name="P6"><text:span text:style-name="T9">11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8.4cm" presentation:class="title" presentation:user-transformed="true">
          <draw:text-box>
            <text:p><text:span text:style-name="T10">Passo 1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standard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/>
                <text:p text:style-name="P6">45</text:p>
              </table:table-cell>
              <table:table-cell>
                <text:p text:style-name="P6"/>
                <text:p text:style-name="P6">65</text:p>
              </table:table-cell>
              <table:table-cell>
                <text:p text:style-name="P6"/>
                <text:p text:style-name="P6">0</text:p>
              </table:table-cell>
            </table:table-row>
            <table:table-row table:style-name="ro1" table:default-cell-style-name="ce1">
              <table:table-cell>
                <text:p text:style-name="P6"/>
                <text:p text:style-name="P6">0</text:p>
              </table:table-cell>
              <table:table-cell>
                <text:p text:style-name="P6"/>
                <text:p text:style-name="P6">30</text:p>
              </table:table-cell>
              <table:table-cell>
                <text:p text:style-name="P6"/>
                <text:p text:style-name="P6">10</text:p>
              </table:table-cell>
            </table:table-row>
            <table:table-row table:style-name="ro2" table:default-cell-style-name="ce1">
              <table:table-cell>
                <text:p text:style-name="P6"/>
                <text:p text:style-name="P6">25</text:p>
              </table:table-cell>
              <table:table-cell>
                <text:p text:style-name="P6"/>
                <text:p text:style-name="P6">0</text:p>
              </table:table-cell>
              <table:table-cell>
                <text:p text:style-name="P6"/>
                <text:p text:style-name="P6">35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8.4cm" presentation:class="title" presentation:user-transformed="true">
          <draw:text-box>
            <text:p><text:span text:style-name="T10">Passo 2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Padrão_5f_1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/>
                <text:p text:style-name="P6">45</text:p>
              </table:table-cell>
              <table:table-cell>
                <text:p text:style-name="P6"/>
                <text:p text:style-name="P6">65</text:p>
              </table:table-cell>
              <table:table-cell>
                <text:p text:style-name="P6"/>
                <text:p text:style-name="P6">0</text:p>
              </table:table-cell>
            </table:table-row>
            <table:table-row table:style-name="ro1" table:default-cell-style-name="ce1">
              <table:table-cell>
                <text:p text:style-name="P6"/>
                <text:p text:style-name="P6">0</text:p>
              </table:table-cell>
              <table:table-cell>
                <text:p text:style-name="P6"/>
                <text:p text:style-name="P6">30</text:p>
              </table:table-cell>
              <table:table-cell>
                <text:p text:style-name="P6"/>
                <text:p text:style-name="P6">10</text:p>
              </table:table-cell>
            </table:table-row>
            <table:table-row table:style-name="ro2" table:default-cell-style-name="ce1">
              <table:table-cell>
                <text:p text:style-name="P6"/>
                <text:p text:style-name="P6">25</text:p>
              </table:table-cell>
              <table:table-cell>
                <text:p text:style-name="P6"/>
                <text:p text:style-name="P6">0</text:p>
              </table:table-cell>
              <table:table-cell>
                <text:p text:style-name="P6"/>
                <text:p text:style-name="P6">3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8" draw:layer="layout" svg:width="24.8cm" svg:height="3.4cm" svg:x="1.4cm" svg:y="16cm">
          <draw:text-box>
            <text:p><text:span text:style-name="T11">Note que a matriz não se altera, pois cada coluna já possui </text:span></text:p>
            <text:p><text:span text:style-name="T11">uma entrada 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8.4cm" presentation:class="title" presentation:user-transformed="true">
          <draw:text-box>
            <text:p><text:span text:style-name="T10">Passo 3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draw:style-name="standard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/>
                <text:p text:style-name="P6">45</text:p>
              </table:table-cell>
              <table:table-cell>
                <text:p text:style-name="P6"/>
                <text:p text:style-name="P6">65</text:p>
              </table:table-cell>
              <table:table-cell>
                <text:p text:style-name="P6"/>
                <text:p text:style-name="P6">0</text:p>
              </table:table-cell>
            </table:table-row>
            <table:table-row table:style-name="ro1" table:default-cell-style-name="ce1">
              <table:table-cell>
                <text:p text:style-name="P6"/>
                <text:p text:style-name="P6">0</text:p>
              </table:table-cell>
              <table:table-cell>
                <text:p text:style-name="P6"/>
                <text:p text:style-name="P6">30</text:p>
              </table:table-cell>
              <table:table-cell>
                <text:p text:style-name="P6"/>
                <text:p text:style-name="P6">10</text:p>
              </table:table-cell>
            </table:table-row>
            <table:table-row table:style-name="ro2" table:default-cell-style-name="ce1">
              <table:table-cell>
                <text:p text:style-name="P6"/>
                <text:p text:style-name="P6">25</text:p>
              </table:table-cell>
              <table:table-cell>
                <text:p text:style-name="P6"/>
                <text:p text:style-name="P6">0</text:p>
              </table:table-cell>
              <table:table-cell>
                <text:p text:style-name="P6"/>
                <text:p text:style-name="P6">35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5" draw:text-style-name="P9" draw:layer="layout" svg:x1="5.8cm" svg:y1="8.6cm" svg:x2="23cm" svg:y2="8.6cm">
          <text:p/>
        </draw:line>
        <draw:line draw:style-name="gr5" draw:text-style-name="P9" draw:layer="layout" svg:x1="5.8cm" svg:y1="10.6cm" svg:x2="23cm" svg:y2="10.6cm">
          <text:p/>
        </draw:line>
        <draw:line draw:style-name="gr5" draw:text-style-name="P9" draw:layer="layout" svg:x1="5.8cm" svg:y1="12.6cm" svg:x2="23cm" svg:y2="12.6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3.506cm" svg:x="1.4cm" svg:y="8.4cm" presentation:class="title" presentation:user-transformed="true">
          <draw:text-box>
            <text:p><text:span text:style-name="T10">Passo 4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standard" draw:layer="layout" svg:width="14.098cm" svg:height="5.998cm" svg:x="7.061cm" svg:y="7.4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/>
                <text:p text:style-name="P6">45</text:p>
              </table:table-cell>
              <table:table-cell>
                <text:p text:style-name="P6"/>
                <text:p text:style-name="P6">65</text:p>
              </table:table-cell>
              <table:table-cell>
                <text:p text:style-name="P6"/>
                <text:p text:style-name="P6">0</text:p>
              </table:table-cell>
            </table:table-row>
            <table:table-row table:style-name="ro1" table:default-cell-style-name="ce1">
              <table:table-cell>
                <text:p text:style-name="P6"/>
                <text:p text:style-name="P6">0</text:p>
              </table:table-cell>
              <table:table-cell>
                <text:p text:style-name="P6"/>
                <text:p text:style-name="P6">30</text:p>
              </table:table-cell>
              <table:table-cell>
                <text:p text:style-name="P6"/>
                <text:p text:style-name="P6">10</text:p>
              </table:table-cell>
            </table:table-row>
            <table:table-row table:style-name="ro2" table:default-cell-style-name="ce1">
              <table:table-cell>
                <text:p text:style-name="P6"/>
                <text:p text:style-name="P6">25</text:p>
              </table:table-cell>
              <table:table-cell>
                <text:p text:style-name="P6"/>
                <text:p text:style-name="P6">0</text:p>
              </table:table-cell>
              <table:table-cell>
                <text:p text:style-name="P6"/>
                <text:p text:style-name="P6">35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5" draw:text-style-name="P9" draw:layer="layout" svg:x1="5.8cm" svg:y1="8.6cm" svg:x2="23cm" svg:y2="8.6cm">
          <text:p/>
        </draw:line>
        <draw:line draw:style-name="gr5" draw:text-style-name="P9" draw:layer="layout" svg:x1="5.8cm" svg:y1="10.6cm" svg:x2="23cm" svg:y2="10.6cm">
          <text:p/>
        </draw:line>
        <draw:line draw:style-name="gr5" draw:text-style-name="P9" draw:layer="layout" svg:x1="5.8cm" svg:y1="12.6cm" svg:x2="23cm" svg:y2="12.6cm">
          <text:p/>
        </draw:line>
        <draw:custom-shape draw:style-name="gr6" draw:text-style-name="P10" draw:layer="layout" svg:width="4.739cm" svg:height="2cm" svg:x="7.061cm" svg:y="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739cm" svg:height="2cm" svg:x="11.8cm" svg:y="1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739cm" svg:height="2cm" svg:x="16.42cm" svg:y="7.5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0.8cm" svg:height="3.326cm" svg:x="4.4cm" svg:y="16.4cm">
          <draw:text-box>
            <text:p><text:span text:style-name="T11">Notamos que todas as linhas foram riscadas e portanto existe solução de somatório 0</text:span></text:p>
            <text:p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Relação com assunto de AVLC</text:p>
          </draw:text-box>
        </draw:frame>
        <draw:frame presentation:style-name="pr5" draw:layer="layout" svg:width="25.199cm" svg:height="12.179cm" svg:x="1.401cm" svg:y="6.2cm" presentation:class="outline" presentation:user-transformed="true">
          <draw:text-box>
            <text:list text:style-name="L2">
              <text:list-item>
                <text:p>Notação matricial</text:p>
              </text:list-item>
              <text:list-item>
                <text:p>Problema de maximação (multiplica a matriz por -1 e aplica a o algoritmo, do problema de alocação de tarefas)</text:p>
              </text:list-item>
              <text:list-item>
                <text:p>Demonstrar que a subtração de uma constante em uma linha ou coluna não altera o result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8" draw:text-style-name="P11" draw:layer="layout" svg:width="25.199cm" svg:height="4.498cm" svg:x="1.2cm" svg:y="1.347cm" presentation:class="title" presentation:user-transformed="true">
          <draw:text-box>
            <text:p><text:span text:style-name="T12">Demonstração de que a subtração de uma constante em uma linha/coluna não altera o resultado</text:span></text:p>
          </draw:text-box>
        </draw:frame>
        <draw:frame presentation:style-name="pr5" draw:layer="layout" svg:width="25.199cm" svg:height="12.179cm" svg:x="1.401cm" svg:y="6.6cm" presentation:class="outline" presentation:user-transformed="true">
          <draw:text-box>
            <text:list text:style-name="L2">
              <text:list-item>
                <text:p>Tomamos uma matriz quadrada <text:span text:style-name="T2">nxn </text:span><text:span text:style-name="T3">qualquer com solução genérica </text:span><text:span text:style-name="T2">α</text:span><text:span text:style-name="T3">: </text:span></text:p>
              </text:list-item>
              <text:list-item>
                <text:p><text:span text:style-name="T5">α = {a</text:span><text:span text:style-name="T13">1 x1</text:span><text:span text:style-name="T14">, a</text:span><text:span text:style-name="T13">2 x2</text:span><text:span text:style-name="T14">, ... , a</text:span><text:span text:style-name="T15">n xn</text:span><text:span text:style-name="T16">}</text:span></text:p>
              </text:list-item>
              <text:list-item>
                <text:p><text:span text:style-name="T16">Suponhamos que uma linha qualquer seja subtraída de uma constante </text:span><text:span text:style-name="T17">k</text:span><text:span text:style-name="T16">.</text:span></text:p>
              </text:list-item>
              <text:list-item>
                <text:p><text:span text:style-name="T14">Sabemos que </text:span><text:span text:style-name="T18">α </text:span><text:span text:style-name="T14">tem somatório </text:span><text:span text:style-name="T18">E</text:span><text:span text:style-name="T14">. Ao tomarmos a mesma solução </text:span><text:span text:style-name="T18">α </text:span><text:span text:style-name="T14">da matriz com sua linha subtraída, a solução terá somatório </text:span><text:span text:style-name="T18">E - k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19">Sabemos que qualquer outra solução terá somatório </text:span><text:span text:style-name="T20">E</text:span><text:span text:style-name="T21"> + </text:span><text:span text:style-name="T20">L</text:span><text:span text:style-name="T22"> – </text:span><text:span text:style-name="T23">k</text:span><text:span text:style-name="T22">, com </text:span><text:span text:style-name="T23">L</text:span><text:span text:style-name="T22"> &gt; ou = 0, pois qualquer outra solução que não </text:span><text:span text:style-name="T23">α </text:span><text:span text:style-name="T22">da matriz original tem somatório maior que </text:span><text:span text:style-name="T23">E</text:span><text:span text:style-name="T22">. Portanto, a solução se mantém </text:span><text:span text:style-name="T24">α.</text:span></text:p>
              </text:list-item>
              <text:list-item>
                <text:p text:style-name="P12"><text:span text:style-name="T8">O raciocínio para as colunas é análogo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>
        <office:forms form:automatic-focus="false" form:apply-design-mode="false"/>
        <draw:frame presentation:style-name="pr9" draw:text-style-name="P13" draw:layer="layout" svg:width="19.999cm" svg:height="3.506cm" svg:x="6.6cm" svg:y="8.8cm" presentation:class="title" presentation:user-transformed="true">
          <draw:text-box>
            <text:p><text:span text:style-name="T25">This work is licensed under a Creative Commons Attribution-ShareAlike 3.0 Unported License.</text:span><text:span text:style-name="T25"><text:line-break/></text:span><text:span text:style-name="T25">It makes use of the works of Mateus Machado Luna.</text:span></text:p>
          </draw:text-box>
        </draw:frame>
        <draw:frame draw:style-name="gr8" draw:text-style-name="P9" draw:layer="layout" svg:width="3.533cm" svg:height="1.243cm" svg:x="2.267cm" svg:y="10.06cm">
          <draw:image xlink:href="Pictures/10000000000000580000001F2A50DFB7BE4AB141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ef413d" draw:end-color="#ed1c24" draw:start-intensity="100%" draw:end-intensity="100%" draw:angle="300" draw:border="0%"/>
    <draw:fill-image draw:name="Bitmap_20_1" draw:display-name="Bitmap 1" xlink:href="Pictures/10000000000004220000031A5DED771709CCA99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5:30:58.567000000</meta:creation-date>
    <meta:editing-duration>PT2H2M56S</meta:editing-duration>
    <meta:editing-cycles>36</meta:editing-cycles>
    <meta:generator>LibreOffice/6.0.2.1$Windows_X86_64 LibreOffice_project/f7f06a8f319e4b62f9bc5095aa112a65d2f3ac89</meta:generator>
    <dc:title>Blueprint Plans</dc:title>
    <dc:date>2018-06-27T03:05:55.333000000</dc:date>
    <meta:document-statistic meta:object-count="107"/>
  </office:meta>
</office:document-meta>
</file>